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3840000026082FB765F092CA3D4.png" manifest:media-type="image/png"/>
  <manifest:file-entry manifest:full-path="Pictures/10000201000004B00000040E4ED38D8925186A17.png" manifest:media-type="image/png"/>
  <manifest:file-entry manifest:full-path="Pictures/10000000000006C4000006CCE4464B456FDD3C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cm" fo:min-width="12.668cm"/>
    </style:style>
    <style:style style:name="gr3" style:family="graphic" style:parent-style-name="standard">
      <style:graphic-properties svg:stroke-width="0.053cm" svg:stroke-color="#111111" draw:marker-start-width="0.279cm" draw:marker-end-width="0.279cm" svg:stroke-opacity="100%" draw:fill="none" draw:opacity="50%" draw:textarea-horizontal-align="justify" draw:textarea-vertical-align="middle" draw:auto-grow-height="false" fo:min-height="14.498cm" fo:min-width="14.048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textarea-horizontal-align="justify" draw:textarea-vertical-align="middle" draw:auto-grow-height="false" fo:min-height="14.498cm" fo:min-width="17.248cm" fo:padding-top="0.151cm" fo:padding-bottom="0.151cm" fo:padding-left="0.276cm" fo:padding-right="0.276cm"/>
    </style:style>
    <style:style style:name="gr6" style:family="graphic" style:parent-style-name="standard">
      <style:graphic-properties draw:fill="gradient" draw:fill-color="#cc0000" draw:fill-gradient-name="Gradient_20_14" draw:textarea-horizontal-align="justify" draw:textarea-vertical-align="middle" draw:auto-grow-height="false" fo:min-height="6.485cm" fo:min-width="7.286cm" draw:shadow="hidden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fill-color="#002b36" draw:textarea-horizontal-align="justify" draw:textarea-vertical-align="middle" draw:auto-grow-height="false" fo:min-height="15.15cm" fo:min-width="15.5cm"/>
    </style:style>
    <style:style style:name="gr9" style:family="graphic" style:parent-style-name="standard">
      <style:graphic-properties draw:fill="solid" draw:fill-color="#4b1f6f" draw:textarea-horizontal-align="justify" draw:textarea-vertical-align="middle" draw:auto-grow-height="false" fo:min-height="6.485cm" fo:min-width="7.286cm" draw:shadow="hidden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color="#cc0000" draw:fill-gradient-name="Gradient_20_1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2b36"/>
      <style:paragraph-properties fo:text-align="center"/>
    </style:style>
    <style:style style:name="P9" style:family="paragraph">
      <loext:graphic-properties draw:fill="solid" draw:fill-color="#4b1f6f"/>
      <style:paragraph-properties fo:text-align="center"/>
    </style:style>
    <style:style style:name="T1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MathJax_Typewriter" fo:font-size="66pt" fo:language="es" fo:country="MX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98cm" svg:height="15.669cm" svg:x="6.751cm" svg:y="2.394cm">
          <draw:image xlink:href="Pictures/10000000000006C4000006CCE4464B456FDD3CC3.png" xlink:type="simple" xlink:show="embed" xlink:actuate="onLoad">
            <text:p/>
          </draw:image>
        </draw:frame>
        <draw:frame draw:style-name="gr2" draw:text-style-name="P3" draw:layer="layout" svg:width="13.168cm" svg:height="5.84cm" svg:x="8.981cm" svg:y="12.3cm">
          <draw:text-box>
            <text:p text:style-name="P2"><text:span text:style-name="T1"><text:s text:c="2"/></text:span><text:span text:style-name="T2">Métodos</text:span></text:p>
            <text:p text:style-name="P2"><text:span text:style-name="T2">Multinivel</text:span></text:p>
          </draw:text-box>
        </draw:frame>
        <draw:custom-shape draw:style-name="gr3" draw:text-style-name="P4" draw:layer="layout" svg:width="14.6cm" svg:height="14.8cm" svg:x="7.2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4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6" draw:text-style-name="P6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7" draw:text-style-name="P7" draw:layer="layout" svg:width="0.2cm" svg:height="0.47cm" svg:x="13.014cm" svg:y="10.0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12.7cm" svg:height="7.62cm" svg:x="4.4cm" svg:y="5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8" draw:layer="layout" svg:width="16cm" svg:height="15.4cm" svg:x="2.893cm" svg:y="1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9" draw:text-style-name="P9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7" draw:text-style-name="P7" draw:layer="layout" svg:width="0.2cm" svg:height="0.47cm" svg:x="13.014cm" svg:y="10.01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12.7cm" svg:height="7.62cm" svg:x="4.4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rectangular" draw:cx="50%" draw:cy="50%" draw:start-color="#66ff99" draw:end-color="#77216f" draw:start-intensity="100%" draw:end-intensity="100%" draw:angle="750" draw:border="0%"/>
    <draw:gradient draw:name="Gradient_20_11" draw:display-name="Gradient 11" draw:style="rectangular" draw:cx="50%" draw:cy="50%" draw:start-color="#330066" draw:end-color="#77216f" draw:start-intensity="100%" draw:end-intensity="100%" draw:angle="750" draw:border="0%"/>
    <draw:gradient draw:name="Gradient_20_12" draw:display-name="Gradient 12" draw:style="rectangular" draw:cx="50%" draw:cy="50%" draw:start-color="#330066" draw:end-color="#ff8080" draw:start-intensity="100%" draw:end-intensity="100%" draw:angle="750" draw:border="0%"/>
    <draw:gradient draw:name="Gradient_20_13" draw:display-name="Gradient 13" draw:style="rectangular" draw:cx="50%" draw:cy="50%" draw:start-color="#330066" draw:end-color="#660066" draw:start-intensity="100%" draw:end-intensity="100%" draw:angle="750" draw:border="0%"/>
    <draw:gradient draw:name="Gradient_20_14" draw:display-name="Gradient 14" draw:style="rectangular" draw:cx="50%" draw:cy="50%" draw:start-color="#729fcf" draw:end-color="#660066" draw:start-intensity="100%" draw:end-intensity="100%" draw:angle="750" draw:border="0%"/>
    <draw:gradient draw:name="Gradient_20_15" draw:display-name="Gradient 15" draw:style="rectangular" draw:cx="50%" draw:cy="50%" draw:start-color="#729fcf" draw:end-color="#4b1f6f" draw:start-intensity="100%" draw:end-intensity="100%" draw:angle="750" draw:border="0%"/>
    <draw:gradient draw:name="Gradient_20_16" draw:display-name="Gradient 16" draw:style="rectangular" draw:cx="50%" draw:cy="50%" draw:start-color="#ff8080" draw:end-color="#4b1f6f" draw:start-intensity="100%" draw:end-intensity="100%" draw:angle="750" draw:border="0%"/>
    <draw:gradient draw:name="Gradient_20_17" draw:display-name="Gradient 17" draw:style="rectangular" draw:cx="50%" draw:cy="50%" draw:start-color="#660066" draw:end-color="#4b1f6f" draw:start-intensity="100%" draw:end-intensity="100%" draw:angle="750" draw:border="0%"/>
    <draw:gradient draw:name="Gradient_20_18" draw:display-name="Gradient 18" draw:style="rectangular" draw:cx="50%" draw:cy="50%" draw:start-color="#2c001e" draw:end-color="#4b1f6f" draw:start-intensity="100%" draw:end-intensity="100%" draw:angle="750" draw:border="0%"/>
    <draw:gradient draw:name="Gradient_20_19" draw:display-name="Gradient 19" draw:style="rectangular" draw:cx="50%" draw:cy="50%" draw:start-color="#2c001e" draw:end-color="#0066cc" draw:start-intensity="100%" draw:end-intensity="100%" draw:angle="750" draw:border="0%"/>
    <draw:gradient draw:name="Gradient_20_2" draw:display-name="Gradient 2" draw:style="linear" draw:start-color="#ff3333" draw:end-color="#ff6600" draw:start-intensity="100%" draw:end-intensity="100%" draw:angle="300" draw:border="0%"/>
    <draw:gradient draw:name="Gradient_20_3" draw:display-name="Gradient 3" draw:style="axial" draw:start-color="#ff3333" draw:end-color="#ff6600" draw:start-intensity="100%" draw:end-intensity="100%" draw:angle="750" draw:border="0%"/>
    <draw:gradient draw:name="Gradient_20_4" draw:display-name="Gradient 4" draw:style="radial" draw:cx="50%" draw:cy="50%" draw:start-color="#ff3333" draw:end-color="#ff6600" draw:start-intensity="100%" draw:end-intensity="100%" draw:border="0%"/>
    <draw:gradient draw:name="Gradient_20_5" draw:display-name="Gradient 5" draw:style="square" draw:cx="50%" draw:cy="50%" draw:start-color="#ff3333" draw:end-color="#ff6600" draw:start-intensity="100%" draw:end-intensity="100%" draw:angle="750" draw:border="0%"/>
    <draw:gradient draw:name="Gradient_20_6" draw:display-name="Gradient 6" draw:style="rectangular" draw:cx="50%" draw:cy="50%" draw:start-color="#ff3333" draw:end-color="#ff6600" draw:start-intensity="100%" draw:end-intensity="100%" draw:angle="750" draw:border="0%"/>
    <draw:gradient draw:name="Gradient_20_7" draw:display-name="Gradient 7" draw:style="rectangular" draw:cx="50%" draw:cy="50%" draw:start-color="#ff3333" draw:end-color="#ccff00" draw:start-intensity="100%" draw:end-intensity="100%" draw:angle="750" draw:border="0%"/>
    <draw:gradient draw:name="Gradient_20_8" draw:display-name="Gradient 8" draw:style="rectangular" draw:cx="50%" draw:cy="50%" draw:start-color="#ff3333" draw:end-color="#ff9900" draw:start-intensity="100%" draw:end-intensity="100%" draw:angle="750" draw:border="0%"/>
    <draw:gradient draw:name="Gradient_20_9" draw:display-name="Gradient 9" draw:style="rectangular" draw:cx="50%" draw:cy="50%" draw:start-color="#ff3333" draw:end-color="#77216f" draw:start-intensity="100%" draw:end-intensity="100%" draw:angle="750" draw:border="0%"/>
    <draw:gradient draw:name="Tango_20_Green" draw:display-name="Tango Green" draw:style="linear" draw:start-color="#ff3333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8-06T13:47:18.971503208</dc:date>
    <meta:editing-duration>PT6H34M7S</meta:editing-duration>
    <meta:editing-cycles>7</meta:editing-cycles>
    <meta:generator>LibreOffice/5.1.6.2$Linux_X86_64 LibreOffice_project/10m0$Build-2</meta:generator>
    <meta:document-statistic meta:object-count="4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color="silver">
      <msub>
        <mi mathvariant="normal">μ</mi>
        <mi>j</mi>
      </msub>
    </mstyle>
    <annotation encoding="StarMath 5.0">color silver {%mu_j}  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tyle color="silver">
      <msub>
        <mi mathvariant="normal">μ</mi>
        <mi>j</mi>
      </msub>
    </mstyle>
    <annotation encoding="StarMath 5.0">color silver {%mu_j}  </annotation>
  </semantics>
</math>
</file>